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14966" officeooo:paragraph-rsid="00014966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Utilisateur (<text:span text:style-name="T1">login</text:span>, mdp, mail, admin, concepts, termes, synonymes)</text:p>
      <text:p text:style-name="P1"/>
      <text:p text:style-name="P1">TermeVedette (<text:span text:style-name="T1">nomTerme</text:span>, description, synonymes)</text:p>
      <text:p text:style-name="P1"/>
      <text:p text:style-name="P1">Concept (<text:span text:style-name="T1">nomConcept</text:span>, description, vedette, parents, fils)</text:p>
      <text:p text:style-name="P1"/>
      <text:p text:style-name="P1">Synonyme (<text:span text:style-name="T1">nomSynonyme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0:24:58.444154696</meta:creation-date>
    <dc:date>2014-12-23T10:35:55.900415114</dc:date>
    <meta:editing-duration>P0D</meta:editing-duration>
    <meta:editing-cycles>1</meta:editing-cycles>
    <meta:document-statistic meta:table-count="0" meta:image-count="0" meta:object-count="0" meta:page-count="1" meta:paragraph-count="4" meta:word-count="20" meta:character-count="192" meta:non-whitespace-character-count="176"/>
    <meta:generator>LibreOffice/4.2.7.2$Linux_X86_64 LibreOffice_project/420m0$Build-2</meta:generator>
  </office:meta>
</office:document-meta>
</file>